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ServletContainerAdapter.createControlBeanContext( HttpServletRequest request , HttpServletResponse respon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DefaultServletContainerAdapter.ensureFailover( String attrName , Object attrVal , HttpServletRequest requ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DefaultServletContainerAdapter.logout( boolean invalidateSessions , HttpServletRequest request , HttpServletResponse respon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ServletContainerAdapter.createEventRepor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ServletContainerAdapter.endRequest( HttpServletRequest request , HttpServletResponse respon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DefaultServletContainerAdapter.getFullContextPath( HttpServletRequest requ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ServletContainerAdapter.getPlatform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ServletContainerAdapter.getEventRepor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ServletContainerAdapter.doSecurityRedirect( String path , HttpServletRequest request , HttpServletResponse respon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ServletContainerAdapter.getFactory( Class factoryType , String id , FactoryConfig confi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ServletContainerAdapter.login( String username , String password , HttpServletRequest request , HttpServletResponse respon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ServletContainerAdapter.getSecureListenPort( HttpServletRequest requ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ServletContainerAdapter.beginRequest( HttpServletRequest request , HttpServletResponse respon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DefaultServletContainerAdapter.isInProductionM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ServletContainerAdapter.getSecurityProtocol( String path , HttpServletRequest requ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ServletContainerAdapter.DefaultServletContainerAdap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DefaultServletContainerAdapter.getListenPort( HttpServletRequest requ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ServletContainerAdapter.setContext( Adapter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efaultServletContainerAdapter.getServlet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